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Arial" svg:font-family="Arial"/>
    <style:font-face style:name="Calibri" svg:font-family="Calibri"/>
    <style:font-face style:name="DejaVu Sans" svg:font-family="'DejaVu Sans'"/>
    <style:font-face style:name="FreeSans2" svg:font-family="FreeSans"/>
    <style:font-face style:name="Source Sans Pro" svg:font-family="'Source Sans Pro', Helvetica, sans-serif"/>
    <style:font-face style:name="Times New Roman" svg:font-family="'Times New Roman'"/>
    <style:font-face style:name="sans-serif" svg:font-family="sans-serif"/>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7.73cm" table:align="left" style:may-break-between-rows="true"/>
    </style:style>
    <style:style style:name="Table1.A" style:family="table-column">
      <style:table-column-properties style:column-width="37.73cm"/>
    </style:style>
    <style:style style:name="Table1.A1" style:family="table-cell">
      <style:table-cell-properties fo:background-color="#e1e1d9" fo:padding="0.049cm" fo:border="0.05pt solid #000000">
        <style:background-image/>
      </style:table-cell-properties>
    </style:style>
    <style:style style:name="Table2" style:family="table" style:master-page-name="">
      <style:table-properties style:width="25.7cm" style:rel-width="100%" style:page-number="auto" fo:break-before="auto" fo:break-after="auto" table:align="left" fo:keep-with-next="auto" style:may-break-between-rows="true"/>
    </style:style>
    <style:style style:name="Table2.A" style:family="table-column">
      <style:table-column-properties style:column-width="25.7cm" style:rel-column-width="65535*"/>
    </style:style>
    <style:style style:name="Table2.A1" style:family="table-cell">
      <style:table-cell-properties fo:padding="0.101cm" fo:border="1pt ridge #000000"/>
    </style:style>
    <style:style style:name="Table3" style:family="table">
      <style:table-properties style:width="37.095cm" table:align="left" style:may-break-between-rows="true"/>
    </style:style>
    <style:style style:name="Table3.A" style:family="table-column">
      <style:table-column-properties style:column-width="37.095cm"/>
    </style:style>
    <style:style style:name="Table3.A1" style:family="table-cell">
      <style:table-cell-properties fo:background-color="#ffffff" fo:padding="0.049cm" fo:border="0.05pt solid #000000">
        <style:background-image/>
      </style:table-cell-properties>
    </style:style>
    <style:style style:name="Table4" style:family="table">
      <style:table-properties style:width="36.936cm" table:align="center" style:may-break-between-rows="true"/>
    </style:style>
    <style:style style:name="Table4.A" style:family="table-column">
      <style:table-column-properties style:column-width="24.553cm"/>
    </style:style>
    <style:style style:name="Table4.B" style:family="table-column">
      <style:table-column-properties style:column-width="12.383cm"/>
    </style:style>
    <style:style style:name="Table4.1" style:family="table-row">
      <style:table-row-properties style:min-row-height="28.522cm"/>
    </style:style>
    <style:style style:name="Table4.A1" style:family="table-cell">
      <style:table-cell-properties fo:background-color="#ffffff" fo:padding="0.049cm" fo:border="0.05pt solid #000000">
        <style:background-image/>
      </style:table-cell-properties>
    </style:style>
    <style:style style:name="P1" style:family="paragraph" style:parent-style-name="Quotations">
      <style:paragraph-properties fo:margin-left="1cm" fo:margin-right="4.979cm" fo:margin-top="0cm" fo:margin-bottom="0cm" style:contextual-spacing="false" fo:text-align="center" style:justify-single-word="false" fo:text-indent="0cm" style:auto-text-indent="false" fo:padding-left="0.049cm" fo:padding-right="0cm" fo:padding-top="0cm" fo:padding-bottom="0cm" fo:border-left="0.06pt solid #000000" fo:border-right="none" fo:border-top="none" fo:border-bottom="none"/>
    </style:style>
    <style:style style:name="P2" style:family="paragraph" style:parent-style-name="Text_20_body" style:master-page-name="HTML">
      <style:paragraph-properties fo:text-align="start" style:justify-single-word="false" fo:orphans="2" fo:widows="2" style:page-number="auto"/>
    </style:style>
    <style:style style:name="P3" style:family="paragraph" style:parent-style-name="Text_20_body">
      <style:paragraph-properties style:line-height-at-least="0.499cm" fo:orphans="2" fo:widows="2"/>
    </style:style>
    <style:style style:name="P4" style:family="paragraph" style:parent-style-name="Text_20_body">
      <style:paragraph-properties style:line-height-at-least="0.499cm" fo:orphans="2" fo:widows="2"/>
      <style:text-properties fo:font-variant="normal" fo:text-transform="none" fo:color="#ff6600" style:font-name="Times New Roman" fo:font-size="14pt" fo:letter-spacing="normal" fo:font-style="normal" fo:font-weight="normal"/>
    </style:style>
    <style:style style:name="P5" style:family="paragraph" style:parent-style-name="Text_20_body">
      <style:paragraph-properties style:line-height-at-least="0.42cm" fo:text-align="start" style:justify-single-word="false" fo:orphans="2" fo:widows="2"/>
    </style:style>
    <style:style style:name="P6" style:family="paragraph" style:parent-style-name="Text_20_body">
      <style:text-properties fo:color="#684703" fo:font-size="16pt" fo:font-style="italic" fo:font-weight="bold"/>
    </style:style>
    <style:style style:name="P7" style:family="paragraph" style:parent-style-name="Text_20_body">
      <style:paragraph-properties fo:margin-left="0cm" fo:margin-right="3.979cm" fo:text-align="start" style:justify-single-word="false" fo:orphans="2" fo:widows="2" fo:text-indent="0cm" style:auto-text-indent="false"/>
    </style:style>
    <style:style style:name="P8" style:family="paragraph" style:parent-style-name="Text_20_body">
      <style:paragraph-properties fo:margin-left="0.63cm" fo:margin-right="0cm" fo:text-indent="1.281cm" style:auto-text-indent="false"/>
    </style:style>
    <style:style style:name="P9" style:family="paragraph" style:parent-style-name="Text_20_body">
      <style:paragraph-properties fo:margin-left="0.63cm" fo:margin-right="0cm" fo:text-align="start" style:justify-single-word="false" fo:orphans="2" fo:widows="2" fo:text-indent="1.281cm" style:auto-text-indent="false"/>
    </style:style>
    <style:style style:name="P10" style:family="paragraph" style:parent-style-name="Text_20_body">
      <style:paragraph-properties fo:margin-top="0cm" fo:margin-bottom="0cm" style:contextual-spacing="false" fo:line-height="150%" fo:text-align="start" style:justify-single-word="false"/>
      <style:text-properties fo:color="#996600" style:font-name="Calibri" fo:font-size="16pt" fo:font-weight="bold" fo:background-color="transparent"/>
    </style:style>
    <style:style style:name="P11" style:family="paragraph" style:parent-style-name="Text_20_body">
      <style:paragraph-properties fo:margin-top="0cm" fo:margin-bottom="0cm" style:contextual-spacing="false" fo:line-height="150%" fo:text-align="start" style:justify-single-word="false"/>
    </style:style>
    <style:style style:name="P12" style:family="paragraph" style:parent-style-name="Text_20_body">
      <style:paragraph-properties fo:margin-top="0cm" fo:margin-bottom="0cm" style:contextual-spacing="false" fo:line-height="150%" fo:text-align="start" style:justify-single-word="false"/>
      <style:text-properties fo:color="#660066" style:font-name="Arial" fo:font-size="26pt" fo:font-style="italic" fo:font-weight="normal" fo:background-color="#e1e1d9"/>
    </style:style>
    <style:style style:name="P13" style:family="paragraph" style:parent-style-name="Text_20_body">
      <style:paragraph-properties fo:margin-top="0cm" fo:margin-bottom="0cm" style:contextual-spacing="false" fo:line-height="150%" fo:text-align="start" style:justify-single-word="false"/>
      <style:text-properties fo:color="#7e0021" style:font-name="Arial" fo:font-size="16pt" fo:background-color="#e1e1d9"/>
    </style:style>
    <style:style style:name="P14" style:family="paragraph" style:parent-style-name="Text_20_body">
      <style:paragraph-properties fo:margin-top="0cm" fo:margin-bottom="0cm" style:contextual-spacing="false" fo:line-height="150%" fo:text-align="start" style:justify-single-word="false"/>
      <style:text-properties fo:color="#7e0021" style:font-name="Arial" fo:font-size="16pt" fo:font-style="italic" fo:font-weight="bold" fo:background-color="#e1e1d9"/>
    </style:style>
    <style:style style:name="P15" style:family="paragraph" style:parent-style-name="Text_20_body">
      <style:paragraph-properties fo:margin-top="0.18cm" fo:margin-bottom="0.25cm" style:contextual-spacing="false" fo:line-height="100%" fo:text-align="start" style:justify-single-word="false" fo:orphans="2" fo:widows="2"/>
    </style:style>
    <style:style style:name="P16" style:family="paragraph" style:parent-style-name="Table_20_Contents">
      <style:paragraph-properties fo:text-align="start" style:justify-single-word="false"/>
      <style:text-properties fo:color="#9900ff" style:text-line-through-style="none" style:font-name="Arial" fo:font-size="16pt" fo:font-style="italic" style:text-underline-style="none" fo:font-weight="bold" style:text-blinking="false" fo:background-color="#e1e1d9"/>
    </style:style>
    <style:style style:name="P17" style:family="paragraph" style:parent-style-name="Table_20_Contents">
      <style:text-properties fo:font-size="2pt" style:font-size-asian="2pt" style:font-size-complex="2pt"/>
    </style:style>
    <style:style style:name="P18" style:family="paragraph" style:parent-style-name="Table_20_Contents">
      <style:paragraph-properties fo:margin-top="0.18cm" fo:margin-bottom="0.25cm" style:contextual-spacing="false" fo:text-align="start" style:justify-single-word="false"/>
    </style:style>
    <style:style style:name="P19" style:family="paragraph" style:parent-style-name="Table_20_Contents">
      <style:paragraph-properties fo:margin-top="0.18cm" fo:margin-bottom="0.25cm" style:contextual-spacing="false" fo:text-align="start" style:justify-single-word="false" fo:orphans="2" fo:widows="2"/>
    </style:style>
    <style:style style:name="T1" style:family="text">
      <style:text-properties fo:color="#006600" style:font-name="Times New Roman" fo:font-size="24pt" fo:font-style="italic" fo:font-weight="bold" fo:background-color="transparent"/>
    </style:style>
    <style:style style:name="T2" style:family="text">
      <style:text-properties fo:font-variant="normal" fo:text-transform="none" fo:color="#006600" style:font-name="Times New Roman" fo:font-size="26pt" fo:letter-spacing="normal" fo:font-style="italic" fo:font-weight="bold"/>
    </style:style>
    <style:style style:name="T3" style:family="text">
      <style:text-properties fo:font-variant="normal" fo:text-transform="none" fo:color="#006600" style:font-name="Times New Roman" fo:font-size="20pt" fo:letter-spacing="normal" fo:font-style="italic" fo:font-weight="bold"/>
    </style:style>
    <style:style style:name="T4" style:family="text">
      <style:text-properties fo:font-variant="normal" fo:text-transform="none" fo:color="#006600" fo:letter-spacing="normal"/>
    </style:style>
    <style:style style:name="T5" style:family="text">
      <style:text-properties fo:font-variant="normal" fo:text-transform="none" fo:color="#800080" fo:letter-spacing="normal"/>
    </style:style>
    <style:style style:name="T6" style:family="text">
      <style:text-properties fo:font-variant="normal" fo:text-transform="none" fo:color="#000000" style:font-name="Times New Roman" fo:font-size="14pt" fo:letter-spacing="normal" fo:font-style="italic" fo:font-weight="bold"/>
    </style:style>
    <style:style style:name="T7" style:family="text">
      <style:text-properties fo:font-variant="normal" fo:text-transform="none" fo:color="#000000" style:font-name="Times New Roman" fo:font-size="14pt" fo:letter-spacing="normal" fo:font-style="normal" fo:font-weight="bold"/>
    </style:style>
    <style:style style:name="T8" style:family="text">
      <style:text-properties fo:font-variant="normal" fo:text-transform="none" fo:color="#000000" style:font-name="Times New Roman" fo:font-size="14pt" fo:letter-spacing="normal" fo:font-style="normal" fo:font-weight="normal"/>
    </style:style>
    <style:style style:name="T9" style:family="text">
      <style:text-properties fo:font-variant="normal" fo:text-transform="none" fo:color="#000000" style:font-name="Times New Roman" fo:font-size="13pt" fo:letter-spacing="normal" fo:font-style="normal" fo:font-weight="normal"/>
    </style:style>
    <style:style style:name="T10" style:family="text">
      <style:text-properties fo:font-variant="normal" fo:text-transform="none" fo:color="#000000" style:font-name="Times New Roman" fo:font-size="13pt" fo:letter-spacing="normal" fo:font-style="normal" fo:font-weight="normal" officeooo:rsid="001ba33a"/>
    </style:style>
    <style:style style:name="T11" style:family="text">
      <style:text-properties fo:font-variant="normal" fo:text-transform="none" fo:color="#000000" style:font-name="Times New Roman" fo:font-size="13pt" fo:letter-spacing="normal" fo:font-style="italic" fo:font-weight="normal"/>
    </style:style>
    <style:style style:name="T12" style:family="text">
      <style:text-properties fo:font-variant="normal" fo:text-transform="none" fo:color="#000000" style:font-name="Times New Roman" fo:font-size="16pt" fo:letter-spacing="normal" fo:font-style="italic" fo:font-weight="bold" fo:background-color="transparent"/>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background-color="transparent"/>
    </style:style>
    <style:style style:name="T15" style:family="text">
      <style:text-properties fo:font-variant="normal" fo:text-transform="none" fo:color="#000000" style:font-name="Source Sans Pro" fo:font-size="18pt" fo:letter-spacing="normal" fo:font-style="normal" fo:font-weight="bold" fo:background-color="transparent"/>
    </style:style>
    <style:style style:name="T16" style:family="text">
      <style:text-properties fo:font-variant="normal" fo:text-transform="none" fo:color="#000000" style:font-name="Source Sans Pro" fo:font-size="14pt" fo:letter-spacing="normal" fo:font-style="italic" fo:font-weight="bold" fo:background-color="transparent"/>
    </style:style>
    <style:style style:name="T17" style:family="text">
      <style:text-properties fo:font-variant="normal" fo:text-transform="none" fo:color="#000000" style:font-name="Source Sans Pro" fo:font-size="14pt" fo:letter-spacing="normal" fo:font-style="normal" fo:font-weight="normal" fo:background-color="transparent"/>
    </style:style>
    <style:style style:name="T18" style:family="text">
      <style:text-properties fo:font-variant="normal" fo:text-transform="none" fo:color="#000000" style:font-name="Source Sans Pro" fo:font-size="14pt" fo:letter-spacing="normal" fo:font-style="normal" fo:font-weight="bold" fo:background-color="transparent"/>
    </style:style>
    <style:style style:name="T19" style:family="text">
      <style:text-properties fo:font-variant="normal" fo:text-transform="none" fo:color="#ff0000" fo:letter-spacing="normal"/>
    </style:style>
    <style:style style:name="T20" style:family="text">
      <style:text-properties fo:font-variant="normal" fo:text-transform="none" fo:color="#ff0000" style:font-name="Times New Roman" fo:font-size="14pt" fo:letter-spacing="normal" fo:font-style="normal" fo:font-weight="bold"/>
    </style:style>
    <style:style style:name="T21" style:family="text">
      <style:text-properties fo:font-variant="normal" fo:text-transform="none" fo:color="#0000ff" style:font-name="Times New Roman" fo:font-size="14pt" fo:letter-spacing="normal" fo:font-style="normal" style:text-underline-style="solid" style:text-underline-width="auto" style:text-underline-color="font-color" fo:font-weight="bold"/>
    </style:style>
    <style:style style:name="T22" style:family="text">
      <style:text-properties fo:font-variant="normal" fo:text-transform="none" fo:color="#ff3333" style:font-name="Times New Roman" fo:font-size="20pt" fo:letter-spacing="normal" fo:font-style="normal" fo:font-weight="normal"/>
    </style:style>
    <style:style style:name="T23" style:family="text">
      <style:text-properties fo:font-variant="normal" fo:text-transform="none" fo:color="#ff3333" style:font-name="Times New Roman" fo:font-size="20pt" fo:letter-spacing="normal" fo:font-style="normal" fo:font-weight="normal" fo:background-color="#ffff99"/>
    </style:style>
    <style:style style:name="T24" style:family="text">
      <style:text-properties fo:font-variant="normal" fo:text-transform="none" fo:color="#ff3333" style:font-name="Times New Roman" fo:font-size="20pt" fo:letter-spacing="normal" fo:font-style="normal" style:text-underline-style="solid" style:text-underline-width="auto" style:text-underline-color="font-color" fo:font-weight="normal" fo:background-color="#ffff99"/>
    </style:style>
    <style:style style:name="T25" style:family="text">
      <style:text-properties fo:font-variant="normal" fo:text-transform="none" fo:color="#ff3333" style:font-name="Times New Roman" fo:font-size="13pt" fo:letter-spacing="normal" fo:font-style="normal" fo:font-weight="bold"/>
    </style:style>
    <style:style style:name="T26" style:family="text">
      <style:text-properties fo:font-variant="normal" fo:text-transform="none" style:font-name="Times New Roman" fo:font-size="14pt" fo:letter-spacing="normal" fo:font-style="normal" fo:font-weight="normal"/>
    </style:style>
    <style:style style:name="T27" style:family="text">
      <style:text-properties fo:font-variant="normal" fo:text-transform="none" fo:color="#ff6600" style:font-name="Times New Roman" fo:font-size="14pt" fo:letter-spacing="normal" fo:font-style="normal" fo:font-weight="normal"/>
    </style:style>
    <style:style style:name="T28" style:family="text">
      <style:text-properties fo:font-variant="normal" fo:text-transform="none" fo:letter-spacing="normal"/>
    </style:style>
    <style:style style:name="T29" style:family="text">
      <style:text-properties fo:font-variant="normal" fo:text-transform="none" fo:color="#cc0000" style:font-name="Times New Roman" fo:font-size="16pt" fo:letter-spacing="normal" fo:font-style="italic" fo:font-weight="bold" fo:background-color="transparent"/>
    </style:style>
    <style:style style:name="T30" style:family="text">
      <style:text-properties fo:font-variant="normal" fo:text-transform="none" fo:color="#cc0000" style:font-name="Times New Roman" fo:font-size="20pt" fo:letter-spacing="normal" fo:font-style="italic" fo:font-weight="bold" fo:background-color="transparent"/>
    </style:style>
    <style:style style:name="T31" style:family="text">
      <style:text-properties fo:font-variant="normal" fo:text-transform="none" fo:color="#cc0000" fo:letter-spacing="normal" fo:background-color="transparent"/>
    </style:style>
    <style:style style:name="T32" style:family="text">
      <style:text-properties fo:font-variant="normal" fo:text-transform="none" fo:color="#cc0000" style:font-name="Source Sans Pro" fo:font-size="18pt" fo:letter-spacing="normal" fo:font-style="normal" fo:font-weight="bold" fo:background-color="transparent"/>
    </style:style>
    <style:style style:name="T33" style:family="text">
      <style:text-properties fo:font-variant="normal" fo:text-transform="none" fo:color="#ff00cc" style:font-name="Source Sans Pro" fo:font-size="18pt" fo:letter-spacing="normal" fo:font-style="normal" fo:font-weight="bold" fo:background-color="transparent"/>
    </style:style>
    <style:style style:name="T34" style:family="text">
      <style:text-properties fo:font-variant="normal" fo:text-transform="none" fo:color="#6600ff" style:font-name="Source Sans Pro" fo:font-size="18pt" fo:letter-spacing="normal" fo:font-style="normal" style:text-underline-style="solid" style:text-underline-width="auto" style:text-underline-color="font-color" fo:font-weight="bold" fo:background-color="transparent"/>
    </style:style>
    <style:style style:name="T35" style:family="text">
      <style:text-properties fo:font-variant="normal" fo:text-transform="none" fo:color="#6600ff" style:font-name="Source Sans Pro" fo:font-size="18pt" fo:letter-spacing="normal" fo:font-style="normal" fo:font-weight="bold" fo:background-color="transparent"/>
    </style:style>
    <style:style style:name="T36" style:family="text">
      <style:text-properties fo:font-variant="normal" fo:text-transform="none" fo:color="#6600ff" fo:letter-spacing="normal" style:text-underline-style="solid" style:text-underline-width="auto" style:text-underline-color="font-color" fo:background-color="transparent"/>
    </style:style>
    <style:style style:name="T37" style:family="text">
      <style:text-properties fo:font-variant="normal" fo:text-transform="none" fo:color="#6600ff" fo:letter-spacing="normal" fo:background-color="transparent"/>
    </style:style>
    <style:style style:name="T38" style:family="text">
      <style:text-properties fo:font-variant="normal" fo:text-transform="none" fo:color="#0b0080" style:text-line-through-style="none" fo:letter-spacing="normal" style:text-underline-style="none" style:text-blinking="false" fo:background-color="transparent"/>
    </style:style>
    <style:style style:name="T39"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40" style:family="text">
      <style:text-properties fo:font-variant="normal" fo:text-transform="none" fo:color="#0b0080" style:text-line-through-style="none" style:font-name="sans-serif" fo:font-size="9pt" fo:letter-spacing="normal" fo:font-style="italic" style:text-underline-style="none" fo:font-weight="normal" style:text-blinking="false"/>
    </style:style>
    <style:style style:name="T41" style:family="text">
      <style:text-properties fo:font-variant="normal" fo:text-transform="none" fo:color="#222222" style:font-name="sans-serif" fo:font-size="12pt" fo:letter-spacing="normal" fo:font-style="normal" fo:font-weight="bold"/>
    </style:style>
    <style:style style:name="T42" style:family="text">
      <style:text-properties fo:font-variant="normal" fo:text-transform="none" fo:color="#222222" style:font-name="sans-serif" fo:font-size="9pt" fo:letter-spacing="normal" fo:font-style="normal" fo:font-weight="normal"/>
    </style:style>
    <style:style style:name="T43" style:family="text">
      <style:text-properties fo:font-variant="normal" fo:text-transform="none" fo:color="#222222" fo:letter-spacing="normal"/>
    </style:style>
    <style:style style:name="T44" style:family="text">
      <style:text-properties fo:color="#000000" style:font-name="Arial" fo:font-size="26pt" fo:font-weight="bold"/>
    </style:style>
    <style:style style:name="T45" style:family="text">
      <style:text-properties fo:color="#000000" style:font-name="Arial" fo:font-size="26pt" fo:font-style="italic" fo:font-weight="bold"/>
    </style:style>
    <style:style style:name="T46" style:family="text">
      <style:text-properties fo:color="#000000" style:font-name="Times New Roman" fo:font-size="13pt" fo:font-weight="bold" fo:background-color="transparent"/>
    </style:style>
    <style:style style:name="T47" style:family="text">
      <style:text-properties fo:color="#000000" fo:background-color="transparent"/>
    </style:style>
    <style:style style:name="T48" style:family="text">
      <style:text-properties fo:color="#ff0000" style:font-name="Arial" fo:font-size="16pt" fo:font-style="italic" fo:font-weight="bold" fo:background-color="#e1e1d9"/>
    </style:style>
    <style:style style:name="T49" style:family="text">
      <style:text-properties fo:color="#ff0000" fo:background-color="#e1e1d9"/>
    </style:style>
    <style:style style:name="T50" style:family="text">
      <style:text-properties fo:color="#996600"/>
    </style:style>
    <style:style style:name="T51" style:family="text">
      <style:text-properties fo:color="#996600" fo:font-size="20pt" fo:font-style="italic" fo:font-weight="bold"/>
    </style:style>
    <style:style style:name="T52" style:family="text">
      <style:text-properties fo:color="#ff3333" style:font-name="Arial" fo:font-size="16pt" fo:font-style="italic" fo:font-weight="normal" fo:background-color="#e1e1d9"/>
    </style:style>
    <style:style style:name="T53" style:family="text">
      <style:text-properties fo:color="#ff3333" style:text-position="33% 80%" style:font-name="Arial" fo:font-size="16pt" fo:font-style="italic" fo:font-weight="normal" fo:background-color="#e1e1d9"/>
    </style:style>
    <style:style style:name="T54" style:family="text">
      <style:text-properties fo:color="#ff3333" fo:background-color="#e1e1d9"/>
    </style:style>
    <style:style style:name="T55" style:family="text">
      <style:text-properties fo:color="#993366" style:font-name="Times New Roman" fo:font-size="20pt" fo:font-style="italic" fo:font-weight="bold" fo:background-color="transparent"/>
    </style:style>
    <style:style style:name="T56" style:family="text">
      <style:text-properties fo:color="#993366" style:font-name="Arial" fo:font-size="20pt" fo:font-style="italic" fo:font-weight="bold" fo:background-color="#e1e1d9"/>
    </style:style>
    <style:style style:name="T57" style:family="text">
      <style:text-properties fo:color="#993366" style:font-name="Arial" fo:font-size="16pt" fo:font-style="italic" fo:font-weight="bold" fo:background-color="#e1e1d9"/>
    </style:style>
    <style:style style:name="T58" style:family="text">
      <style:text-properties fo:color="#993366" fo:background-color="#e1e1d9"/>
    </style:style>
    <style:style style:name="T59" style:family="text">
      <style:text-properties fo:color="#9933ff" style:font-name="Arial" fo:font-size="16pt" fo:font-style="italic" fo:font-weight="normal" fo:background-color="#e1e1d9"/>
    </style:style>
    <style:style style:name="T60" style:family="text">
      <style:text-properties fo:color="#9933ff" fo:background-color="#e1e1d9"/>
    </style:style>
    <style:style style:name="T61" style:family="text">
      <style:text-properties fo:color="#7e0021" style:font-name="Arial" fo:font-size="16pt" fo:font-style="italic" fo:font-weight="bold" fo:background-color="#e1e1d9"/>
    </style:style>
    <style:style style:name="T62" style:family="text">
      <style:text-properties fo:color="#7e0021" style:font-name="Arial" fo:font-size="16pt" style:text-underline-style="solid" style:text-underline-width="auto" style:text-underline-color="font-color" fo:font-weight="bold" fo:background-color="#e1e1d9"/>
    </style:style>
    <style:style style:name="T63" style:family="text">
      <style:text-properties fo:color="#7e0021" fo:background-color="#e1e1d9"/>
    </style:style>
    <style:style style:name="T64" style:family="text">
      <style:text-properties fo:color="#c5000b" style:font-name="Arial" fo:font-size="16pt" fo:font-style="italic" fo:font-weight="bold" fo:background-color="#e1e1d9"/>
    </style:style>
    <style:style style:name="T65" style:family="text">
      <style:text-properties fo:color="#c5000b" fo:background-color="#e1e1d9"/>
    </style:style>
    <style:style style:name="T66" style:family="text">
      <style:text-properties fo:color="#660066" style:font-name="Arial" fo:font-size="16pt" fo:font-style="italic" fo:font-weight="bold" fo:background-color="#e1e1d9"/>
    </style:style>
    <style:style style:name="T67" style:family="text">
      <style:text-properties fo:color="#660066" style:font-name="Arial" fo:font-size="16pt" style:text-underline-style="solid" style:text-underline-width="auto" style:text-underline-color="font-color" fo:font-weight="bold" fo:background-color="#e1e1d9"/>
    </style:style>
    <style:style style:name="T68" style:family="text">
      <style:text-properties fo:color="#660066" style:font-name="Arial" fo:font-size="20pt" fo:font-style="italic" fo:font-weight="bold" fo:background-color="#e1e1d9"/>
    </style:style>
    <style:style style:name="T69" style:family="text">
      <style:text-properties fo:color="#ff420e" style:font-name="Arial" fo:font-size="20pt" fo:font-style="italic" fo:font-weight="bold" fo:background-color="#e1e1d9"/>
    </style:style>
    <style:style style:name="T70" style:family="text">
      <style:text-properties fo:color="#ff66ff" style:font-name="Arial" fo:font-size="16pt" fo:font-style="italic" fo:font-weight="bold" fo:background-color="#e1e1d9"/>
    </style:style>
    <style:style style:name="T71" style:family="text">
      <style:text-properties fo:color="#9900ff" style:font-name="Arial" fo:font-size="16pt" fo:font-style="italic" style:text-underline-style="solid" style:text-underline-width="auto" style:text-underline-color="font-color" fo:font-weight="normal" fo:background-color="#e1e1d9"/>
    </style:style>
    <style:style style:name="T72" style:family="text">
      <style:text-properties fo:color="#9900ff" style:font-name="Arial" fo:font-size="16pt" fo:font-style="italic" fo:font-weight="bold" fo:background-color="#e1e1d9"/>
    </style:style>
    <style:style style:name="T73" style:family="text">
      <style:text-properties fo:color="#990099" fo:background-color="#e1e1d9"/>
    </style:style>
    <style:style style:name="T74" style:family="text">
      <style:text-properties fo:color="#990099" style:font-name="Arial" fo:font-size="16pt" fo:font-style="italic" fo:font-weight="bold" fo:background-color="#e1e1d9"/>
    </style:style>
    <style:style style:name="T75" style:family="text">
      <style:text-properties fo:color="#6666ff" fo:background-color="#e1e1d9"/>
    </style:style>
    <style:style style:name="T76" style:family="text">
      <style:text-properties fo:color="#6666ff" style:font-name="Arial" fo:font-size="16pt" fo:font-style="italic" fo:font-weight="normal" fo:background-color="#e1e1d9"/>
    </style:style>
    <style:style style:name="T77" style:family="text">
      <style:text-properties fo:color="#801900" style:font-name="Arial" fo:font-size="16pt" fo:font-style="italic" fo:font-weight="normal" fo:background-color="#e1e1d9"/>
    </style:style>
    <style:style style:name="T78" style:family="text">
      <style:text-properties fo:color="#6600cc" fo:background-color="#e1e1d9"/>
    </style:style>
    <style:style style:name="T79" style:family="text">
      <style:text-properties fo:color="#6600cc" style:font-name="Arial" fo:font-size="16pt" fo:font-style="italic" fo:font-weight="normal" fo:background-color="#e1e1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2"><office:annotation><dc:date>2019-01-23T22:15:31</dc:date><text:p>HTML: &lt;META NAME="created" CONTENT="00:00:00"&gt;</text:p></office:annotation></text:span></text:span><text:span text:style-name="Strong_20_Emphasis"><text:span text:style-name="T2"><office:annotation><dc:date>2019-01-23T22:15:31</dc:date><text:p>HTML: &lt;META NAME="changed" CONTENT="2019-01-21T10:24:32.288729324"&gt;</text:p></office:annotation></text:span></text:span><text:span text:style-name="Strong_20_Emphasis"><text:span text:style-name="T2"><office:annotation><dc:date>2019-01-23T22:15:31</dc:date><text:p>HTML: &lt;META NAME="created" CONTENT="00:00:00"&gt;</text:p></office:annotation></text:span></text:span><text:span text:style-name="Strong_20_Emphasis"><text:span text:style-name="T2"><office:annotation><dc:date>2019-01-23T22:15:31</dc:date><text:p>HTML: &lt;META NAME="changed" CONTENT="2019-01-16T13:25:10.649054896"&gt;</text:p></office:annotation></text:span></text:span><text:span text:style-name="Strong_20_Emphasis"><text:span text:style-name="T2"><office:annotation><dc:date>2019-01-23T22:15:31</dc:date><text:p>HTML: &lt;META NAME="created" CONTENT="00:00:00"&gt;</text:p></office:annotation></text:span></text:span><text:span text:style-name="Strong_20_Emphasis"><text:span text:style-name="T2"><office:annotation><dc:date>2019-01-23T22:15:31</dc:date><text:p>HTML: &lt;META NAME="changed" CONTENT="2019-01-11T16:54:56.181341810"&gt;</text:p></office:annotation></text:span></text:span><text:span text:style-name="Strong_20_Emphasis"><text:span text:style-name="T2"><office:annotation><dc:date>2019-01-23T22:15:31</dc:date><text:p>HTML: &lt;META NAME="created" CONTENT="00:00:00"&gt;</text:p></office:annotation></text:span></text:span><text:span text:style-name="Strong_20_Emphasis"><text:span text:style-name="T2"><office:annotation><dc:date>2019-01-23T22:15:31</dc:date><text:p>HTML: &lt;META NAME="changed" CONTENT="2018-12-21T13:10:22.036603738"&gt;</text:p></office:annotation></text:span></text:span><text:span text:style-name="Strong_20_Emphasis"><text:span text:style-name="T2"><office:annotation><dc:date>2019-01-23T22:15:31</dc:date><text:p>HTML: &lt;META NAME="created" CONTENT="00:00:00"&gt;</text:p></office:annotation></text:span></text:span><text:span text:style-name="Strong_20_Emphasis"><text:span text:style-name="T2"><office:annotation><dc:date>2019-01-23T22:15:31</dc:date><text:p>HTML: &lt;META NAME="changed" CONTENT="2018-12-05T14:42:24.843051237"&gt;</text:p></office:annotation></text:span></text:span><text:span text:style-name="Strong_20_Emphasis"><text:span text:style-name="T2"><office:annotation><dc:date>2019-01-23T22:15:31</dc:date><text:p>HTML: &lt;META NAME="created" CONTENT="00:00:00"&gt;</text:p></office:annotation></text:span></text:span><text:span text:style-name="Strong_20_Emphasis"><text:span text:style-name="T2"><office:annotation><dc:date>2019-01-23T22:15:31</dc:date><text:p>HTML: &lt;META NAME="changed" CONTENT="2018-12-01T14:54:06.162778189"&gt;</text:p></office:annotation></text:span></text:span><text:span text:style-name="Strong_20_Emphasis"><text:span text:style-name="T2"><office:annotation><dc:date>2019-01-23T22:15:31</dc:date><text:p>HTML: &lt;META NAME="created" CONTENT="00:00:00"&gt;</text:p></office:annotation></text:span></text:span><text:span text:style-name="Strong_20_Emphasis"><text:span text:style-name="T2"><office:annotation><dc:date>2019-01-23T22:15:31</dc:date><text:p>HTML: &lt;META NAME="changed" CONTENT="2018-11-23T20:23:43.231000000"&gt;</text:p></office:annotation></text:span></text:span><text:span text:style-name="Strong_20_Emphasis"><text:span text:style-name="T2"><office:annotation><dc:date>2019-01-23T22:15:31</dc:date><text:p>HTML: &lt;META NAME="created" CONTENT="00:00:00"&gt;</text:p></office:annotation></text:span></text:span><text:span text:style-name="Strong_20_Emphasis"><text:span text:style-name="T2"><office:annotation><dc:date>2019-01-23T22:15:31</dc:date><text:p>HTML: &lt;META NAME="changed" CONTENT="2018-11-23T19:48:35.370000000"&gt;</text:p></office:annotation></text:span></text:span><text:span text:style-name="Strong_20_Emphasis"><text:span text:style-name="T2"><office:annotation><dc:date>2019-01-23T22:15:31</dc:date><text:p>HTML: &lt;META NAME="created" CONTENT="00:00:00"&gt;</text:p></office:annotation></text:span></text:span><text:span text:style-name="Strong_20_Emphasis"><text:span text:style-name="T2"><office:annotation><dc:date>2019-01-23T22:15:31</dc:date><text:p>HTML: &lt;META NAME="changed" CONTENT="2018-11-23T19:17:55.545000000"&gt;</text:p></office:annotation></text:span></text:span><text:span text:style-name="Strong_20_Emphasis"><text:span text:style-name="T2"><office:annotation><dc:date>2019-01-23T22:15:31</dc:date><text:p>HTML: &lt;META NAME="created" CONTENT="00:00:00"&gt;</text:p></office:annotation></text:span></text:span><text:span text:style-name="Strong_20_Emphasis"><text:span text:style-name="T2"><office:annotation><dc:date>2019-01-23T22:15:31</dc:date><text:p>HTML: &lt;META NAME="changed" CONTENT="2018-11-21T14:40:18.242293653"&gt;</text:p></office:annotation></text:span></text:span><text:span text:style-name="Strong_20_Emphasis"><text:span text:style-name="T2"><office:annotation><dc:date>2019-01-23T22:15:31</dc:date><text:p>HTML: &lt;META NAME="created" CONTENT="2016-04-05T12:09:48.206785879"&gt;</text:p></office:annotation></text:span></text:span><text:span text:style-name="Strong_20_Emphasis"><text:span text:style-name="T2"><office:annotation><dc:date>2019-01-23T22:15:31</dc:date><text:p>HTML: &lt;META NAME="changed" CONTENT="2018-11-02T17:40:54.157000000"&gt;</text:p></office:annotation></text:span></text:span><text:span text:style-name="Strong_20_Emphasis"><text:span text:style-name="T2">Café philo des phares</text:span></text:span><text:span text:style-name="Strong_20_Emphasis"><text:span text:style-name="T4"> </text:span></text:span><text:span text:style-name="Strong_20_Emphasis"><text:span text:style-name="T3">- </text:span></text:span></text:p>
      <text:p text:style-name="P1"><text:span text:style-name="T44">A partir du 13 janvier 2019 inclus, et pendant les travaux (environ 2 mois), les Phares sont délocalisés au café </text:span><text:span text:style-name="T45">Les turbines (mêmes horaires),</text:span><text:span text:style-name="T44">au </text:span><text:a xlink:type="simple" xlink:href="https://maps.google.com/?q=21+rue+Turbigo&amp;entry=gmail&amp;source=g">21 rue Turbigo</text:a><text:span text:style-name="T44">, 2ème, métro Etienne Marcel.</text:span></text:p>
      <text:p text:style-name="P7"><text:span text:style-name="Strong_20_Emphasis"><text:span text:style-name="T3">A l'Indiana</text:span></text:span><text:span text:style-name="Strong_20_Emphasis"><text:span text:style-name="T4"> </text:span></text:span><text:span text:style-name="Strong_20_Emphasis"><text:span text:style-name="T5"> </text:span></text:span><text:span text:style-name="Strong_20_Emphasis"><text:span text:style-name="T6">- 14 place de la Bastille</text:span></text:span><text:span text:style-name="Strong_20_Emphasis"><text:span text:style-name="T13"> </text:span></text:span><text:span text:style-name="Strong_20_Emphasis"><text:span text:style-name="T6">- salle à l'étage</text:span></text:span><text:span text:style-name="Strong_20_Emphasis"><text:span text:style-name="T13"> </text:span></text:span><text:span text:style-name="Strong_20_Emphasis"><text:span text:style-name="T6">( anciennement au Bastille ) </text:span></text:span></text:p>
      <text:p text:style-name="P9"><text:span text:style-name="Strong_20_Emphasis"><text:span text:style-name="T13">                                  </text:span></text:span><text:span text:style-name="Strong_20_Emphasis"><text:span text:style-name="T7">chaque</text:span></text:span><text:span text:style-name="Strong_20_Emphasis"><text:span text:style-name="T19"> </text:span></text:span><text:span text:style-name="Strong_20_Emphasis"><text:span text:style-name="T20">dimanche </text:span></text:span><text:span text:style-name="Strong_20_Emphasis"><text:span text:style-name="T7">de </text:span></text:span><text:span text:style-name="Strong_20_Emphasis"><text:span text:style-name="T20">11heures à 13</text:span></text:span><text:span text:style-name="Strong_20_Emphasis"><text:span text:style-name="T13"> </text:span></text:span><text:span text:style-name="Strong_20_Emphasis"><text:span text:style-name="T7">heures - sujets votés en début de séance.</text:span></text:span></text:p>
      <text:p text:style-name="P9"><text:bookmark text:name="PXLINK_1_0_0"/><text:span text:style-name="Strong_20_Emphasis"><text:span text:style-name="T13">                                  </text:span></text:span><text:a xlink:type="simple" xlink:href="http://www.cafe-philo-des-phares.com/r/agenda/agenda-test.php#"><text:span text:style-name="Strong_20_Emphasis"><text:span text:style-name="T21">animation</text:span></text:span></text:a><text:span text:style-name="Strong_20_Emphasis"><text:span text:style-name="T13"> </text:span></text:span><text:span text:style-name="Strong_20_Emphasis"><text:span text:style-name="T7">en alternance: Bruno Magret (le fondateur en 1996) et Bernard Cretin</text:span></text:span></text:p>
      <text:p text:style-name="P8"><text:span text:style-name="Strong_20_Emphasis"><text:span text:style-name="T51">&amp;&amp;&amp;&amp;&amp;&amp;&amp;&amp;&amp;&amp;&amp;&amp;&amp;&amp;&amp;&amp;&amp;&amp;&amp;&amp;&amp;&amp;&amp;&amp;&amp;&amp;&amp;&amp;&amp;&amp;&amp;&amp;&amp;&amp;&amp;&amp;&amp;&amp;&amp;&amp;</text:span></text:span><text:span text:style-name="Strong_20_Emphasis"><text:span text:style-name="T50"> </text:span></text:span><text:span text:style-name="Strong_20_Emphasis"><text:span text:style-name="T51">&amp;&amp;</text:span></text:span><text:span text:style-name="Strong_20_Emphasis"><text:span text:style-name="T50"> </text:span></text:span></text:p>
      <text:p text:style-name="P3">Le café st germain c'est fini (depuis peu trop de bruit)</text:p>
      <text:p text:style-name="P3"><text:span text:style-name="Strong_20_Emphasis"><text:span text:style-name="T23">Pou</text:span></text:span><text:span text:style-name="Strong_20_Emphasis"><text:span text:style-name="T24">r la quinzieme année nouveau café – Retenez :</text:span></text:span></text:p>
      <text:p text:style-name="P3"><text:span text:style-name="Strong_20_Emphasis"><text:span text:style-name="T22">Le café du Pont Neuf ( </text:span></text:span><text:span text:style-name="Strong_20_Emphasis"><text:span text:style-name="T9">M. Pont </text:span></text:span><text:span text:style-name="Strong_20_Emphasis"><text:span text:style-name="T10">N</text:span></text:span><text:span text:style-name="Strong_20_Emphasis"><text:span text:style-name="T9">euf – ligne 7 – 1ère station</text:span></text:span></text:p>
      <text:p text:style-name="P3"><text:span text:style-name="Strong_20_Emphasis"><text:span text:style-name="T9">après Chatelet ; tout près de ce très beau café </text:span></text:span><text:span text:style-name="Strong_20_Emphasis"><text:span text:style-name="T25">: 14 quai du Louvre</text:span></text:span><text:span text:style-name="Strong_20_Emphasis"><text:span text:style-name="T13"> </text:span></text:span></text:p>
      <text:p text:style-name="P3"><text:span text:style-name="Strong_20_Emphasis"><text:span text:style-name="T9">salle superbe salle à l'étage ; 6 euro la conso, commander au bar</text:span></text:span></text:p>
      <text:p text:style-name="P3"><text:span text:style-name="Strong_20_Emphasis"><text:span text:style-name="T9">pris modérés pour dîner en bas</text:span></text:span></text:p>
      <text:p text:style-name="P3"><text:span text:style-name="Strong_20_Emphasis"><text:span text:style-name="T11">Pour le reste rien ne change :</text:span></text:span><text:span text:style-name="Strong_20_Emphasis"><text:span text:style-name="T13"> </text:span></text:span><text:span text:style-name="Strong_20_Emphasis"><text:span text:style-name="T8">- Responsable du site et du café : </text:span></text:span></text:p>
      <text:p text:style-name="P3"><text:span text:style-name="Strong_20_Emphasis"><text:span text:style-name="T26">Claudine Enjalbert - 0770835905 – site partiel:agenda des cafés philo de Paris</text:span></text:span></text:p>
      <text:p text:style-name="P3"><text:span text:style-name="Strong_20_Emphasis"><text:span text:style-name="T27">2ème et 4ème samedi</text:span></text:span><text:span text:style-name="Strong_20_Emphasis"><text:span text:style-name="T28"> </text:span></text:span></text:p>
      <text:p text:style-name="P4">de 17h à 19h</text:p>
      <text:p text:style-name="P5"><text:span text:style-name="Strong_20_Emphasis"><text:span text:style-name="T29">Le 26</text:span></text:span><text:span text:style-name="Strong_20_Emphasis"><text:span text:style-name="T31"> </text:span></text:span><text:span text:style-name="Strong_20_Emphasis"><text:span text:style-name="T29">janvier </text:span></text:span><text:span text:style-name="Strong_20_Emphasis"><text:span text:style-name="T12">:</text:span></text:span></text:p>
      <text:p text:style-name="P5"><text:span text:style-name="Strong_20_Emphasis"><text:span text:style-name="T15">sujet </text:span></text:span><text:span text:style-name="Strong_20_Emphasis"><text:span text:style-name="T33">: </text:span></text:span><text:span text:style-name="Strong_20_Emphasis"><text:span text:style-name="T34">Que gagnons-nous à aller plus vite ?</text:span></text:span><text:span text:style-name="Strong_20_Emphasis"><text:span text:style-name="T36"> – </text:span></text:span><text:span text:style-name="Strong_20_Emphasis"><text:span text:style-name="T16">présenté par Daniel Mizrachi et Guy Pannetier</text:span></text:span></text:p>
      <text:p text:style-name="P5"><text:span text:style-name="Strong_20_Emphasis"><text:span text:style-name="T17">Thème inspiré par l'essai du sociologue allemand Hartmut Rosa « Accélération ».</text:span></text:span></text:p>
      <text:p text:style-name="P5"><text:span text:style-name="Strong_20_Emphasis"><text:span text:style-name="T17">Quatre questions proposées par Guy Pannetier :</text:span></text:span></text:p>
      <text:p text:style-name="P5"><text:span text:style-name="Strong_20_Emphasis"><text:span text:style-name="T17">1. Y a-t-il une part de subjectivité dans ce ressenti d'accélération ?</text:span></text:span></text:p>
      <text:p text:style-name="P5"><text:span text:style-name="Strong_20_Emphasis"><text:span text:style-name="T17">2. Qu'est-ce qui crée cette asymétrie entre temps humain et temps technologique ?</text:span></text:span></text:p>
      <text:p text:style-name="P5"><text:span text:style-name="Strong_20_Emphasis"><text:span text:style-name="T17">3. Est-ce que vivre plus vite entraînerait un possible « vivre plus » ?</text:span></text:span></text:p>
      <text:p text:style-name="P5"><text:span text:style-name="Strong_20_Emphasis"><text:span text:style-name="T17">4. Comment ne pas se laisser emporter par un rythme accéléré ?</text:span></text:span></text:p>
      <text:p text:style-name="P6">&amp;&amp;&amp;&amp;&amp;&amp;&amp;&amp;&amp;&amp;&amp;&amp;&amp;&amp;&amp;&amp;&amp;&amp;&amp;&amp;&amp;&amp;&amp;&amp;&amp;&amp;&amp;&amp;&amp;&amp;&amp;&amp;&amp;&amp;&amp;&amp;&amp;&amp;&amp;&amp;&amp;&amp;&amp;&amp;&amp;&amp;&amp;&amp;</text:p>
      <table:table table:name="Table1" table:style-name="Table1">
        <table:table-column table:style-name="Table1.A"/>
        <table:table-row>
          <table:table-cell table:style-name="Table1.A1" office:value-type="string">
            <text:p text:style-name="P18"><text:span text:style-name="T1">Philo Pantin</text:span><text:span text:style-name="T55">:</text:span><text:span text:style-name="T47"> </text:span><text:span text:style-name="T46">ba, M° Eglise de Pantin 21 rue delisy (quai du canal)</text:span></text:p>
            <text:p text:style-name="P18"><text:span text:style-name="T18">Présenté et animé par Grégory Darbadie, </text:span><text:span text:style-name="T17">professeur de philosophie</text:span></text:p>
            <text:p text:style-name="P19"><text:span text:style-name="Strong_20_Emphasis"><text:span text:style-name="T30">reprise rentrée septembre 2018 : 2èmè mardi soir – 19h 30</text:span></text:span></text:p>
            <text:p text:style-name="P19"><text:span text:style-name="T32">Mardi 13</text:span><text:span text:style-name="T31"> </text:span><text:span text:style-name="T32">novembre :</text:span><text:span text:style-name="T14"> </text:span><text:span text:style-name="T35">Les droits de l 'Homme sont-</text:span><text:span text:style-name="T37"> </text:span><text:span text:style-name="T35">ils une religion ?</text:span></text:p>
          </table:table-cell>
        </table:table-row>
      </table:table>
      <text:p text:style-name="P10">&amp;&amp;&amp;&amp;&amp;&amp;&amp;&amp;&amp;&amp;&amp;&amp;&amp;&amp;&amp;&amp;&amp;&amp;&amp;&amp;&amp;&amp;&amp;&amp;&amp;&amp;&amp;&amp;&amp;&amp;&amp;&amp;&amp;&amp;&amp;&amp;&amp;&amp;&amp;&amp;&amp;&amp;&amp;&amp;&amp;&amp;&amp;&amp;&amp;&amp;&amp;&amp;&amp;&amp;&amp;&amp;&amp;&amp;&amp;&amp;</text:p>
      <text:p text:style-name="P11"><text:span text:style-name="T59">Les Associés</text:span><text:span text:style-name="T60"> – </text:span><text:span text:style-name="T59">50 bd de la Bastille</text:span><text:span text:style-name="T60"> – </text:span><text:span text:style-name="T61">(Mo Bastille) tous les samedis de </text:span><text:span text:style-name="T64">16h30</text:span><text:span text:style-name="T65"> </text:span><text:span text:style-name="T64">à 18h30</text:span><text:span text:style-name="T65"> </text:span><text:span text:style-name="T61">- collectif d'animateurs - sujets votés sur place</text:span></text:p>
      <text:p text:style-name="P11"><text:span text:style-name="T66">Le Métro</text:span><text:span text:style-name="T61">, place Maubert-Mutualité, Mo du même nom sortie rue Lagrange face au café - les </text:span><text:soft-page-break/><text:span text:style-name="T61">lundis de 18h30</text:span><text:span text:style-name="T63"> </text:span><text:span text:style-name="T61">à 20h - collectif d'animateurs</text:span></text:p>
      <text:p text:style-name="P10">&amp;&amp;&amp;&amp;&amp;&amp;&amp;&amp;&amp;&amp;&amp;&amp;&amp;&amp;&amp;&amp;&amp;&amp;&amp;&amp;&amp;&amp;&amp;&amp;&amp;&amp;&amp;&amp;&amp;&amp;&amp;&amp;&amp;&amp;&amp;&amp;&amp;&amp;&amp;&amp;&amp;&amp;&amp;&amp;&amp;&amp;&amp;&amp;&amp;&amp;&amp;&amp;&amp;&amp;&amp;&amp;&amp;&amp;&amp;&amp;&amp;&amp;&amp;&amp;</text:p>
      <text:p text:style-name="P12">Proche banlieue</text:p>
      <text:p text:style-name="P11"><text:span text:style-name="Strong_20_Emphasis"><text:span text:style-name="T35">Travail sur texte</text:span></text:span></text:p>
      <text:p text:style-name="P15"><text:a xlink:type="simple" xlink:href="https://fr.wikisource.org/wiki/Auteur:Sénèque_le_Jeune"><text:span text:style-name="Strong_20_Emphasis">Sénèque le Jeune</text:span></text:a><text:span text:style-name="Strong_20_Emphasis"><text:span text:style-name="T38"> </text:span></text:span><text:span text:style-name="T41">Lettres à Lucilius : Lettre 1/l’emploi du temps</text:span></text:p>
      <text:p text:style-name="P15"><text:span text:style-name="T42">Traduction par </text:span><text:a xlink:type="simple" xlink:href="https://fr.wikisource.org/wiki/Auteur:Joseph_Baillard"><text:span text:style-name="T39">Joseph Baillard</text:span></text:a><text:span text:style-name="T42">.</text:span><text:a xlink:type="simple" xlink:href="https://fr.wikisource.org/wiki/Lettres_à_Lucilius"><text:span text:style-name="T40">../</text:span></text:a><text:span text:style-name="T42">, Hachette, 1914, 2 (p. 1-2) : texte intégral sur Internet</text:span></text:p>
      <text:p text:style-name="P13"><text:span text:style-name="T42">sera</text:span><text:span text:style-name="T43"> </text:span><text:span text:style-name="T42">distribué plus tard.</text:span></text:p>
      <text:p text:style-name="P11"><text:span text:style-name="T69">- A Ivry/Seine</text:span><text:span text:style-name="T56">,</text:span><text:span text:style-name="T58"> </text:span><text:span text:style-name="T61">Mo Mairie d'Ivry, en alternance</text:span></text:p>
      <text:p text:style-name="P11"><text:span text:style-name="T70">-</text:span><text:span text:style-name="T71">Chez Alain</text:span><text:span text:style-name="T57">:</text:span><text:span text:style-name="T63"> </text:span><text:span text:style-name="T61">3 rue Robespierre, troisième jeudi un mois sur deux-</text:span></text:p>
      <text:p text:style-name="P11"><text:span text:style-name="T61">19h 30 dîner ( facultatif mais réservation : 01 56 20 46 11) - </text:span><text:span text:style-name="T64">21 h précises débat.</text:span></text:p>
      <text:p text:style-name="P14">Sujet voté par les participants la semaine précédente</text:p>
      <text:p text:style-name="P11"><text:span text:style-name="T61">Présenté par </text:span><text:span text:style-name="T52">Edith </text:span><text:span text:style-name="T61">Perstunku-Deléage, professeur de philosophie </text:span></text:p>
      <text:p text:style-name="P11"><text:span text:style-name="T61">débat animé par </text:span><text:span text:style-name="T64">Gunter</text:span><text:span text:style-name="T63"> </text:span><text:span text:style-name="T61">GORHAN juriste </text:span></text:p>
      <text:p text:style-name="P14">Lors de la séance suivante un fascicule portant sur le débat antérieur sera distribué.</text:p>
      <text:p text:style-name="P11"><text:span text:style-name="T61">jeudi </text:span><text:span text:style-name="T48">07</text:span><text:span text:style-name="T49"> </text:span><text:span text:style-name="T48">juin 2018</text:span><text:span text:style-name="T49"> </text:span><text:span text:style-name="T61">:</text:span><text:span text:style-name="T73"> </text:span><text:span text:style-name="T74">Les slogans de mai 68nous font-ils encore réfléchir et agir</text:span><text:span text:style-name="T72">?</text:span></text:p>
      <text:p text:style-name="P14">DABKE, 1 rue Robespierre, deuxième vendredi 1 mois/2</text:p>
      <text:p text:style-name="P14">- dîner19h30 -</text:p>
      <text:p text:style-name="P11"><text:span text:style-name="T66">- </text:span><text:span text:style-name="T67">Café des Idées </text:span><text:span text:style-name="T62">:</text:span><text:span text:style-name="T63"> </text:span><text:span text:style-name="T61">resto ALréserver : 0146 58 56 56)- débat 21h précises- Sujet voté par les participants la semaine précédente- présenté par Antoine SPIRE(journaliste) et Nicolas SPIRE(professeur de philosophie) - animé par Günter GORHAN (juriste) -</text:span><text:span text:style-name="T75"> </text:span></text:p>
      <text:p text:style-name="P11"><text:span text:style-name="T77">vendredi </text:span><text:span text:style-name="T52">1</text:span><text:span text:style-name="T53">er</text:span><text:span text:style-name="T54"> </text:span><text:span text:style-name="T52">juin</text:span><text:span text:style-name="T76">:</text:span><text:span text:style-name="T78"> </text:span><text:span text:style-name="T79">La recherche de la reconnaissance est-elle</text:span></text:p>
      <text:p text:style-name="P11"><text:span text:style-name="T79">une recherche de soi-même</text:span><text:span text:style-name="T78"> </text:span><text:span text:style-name="T79">?</text:span></text:p>
      <text:p text:style-name="P11"><text:span text:style-name="T68">Et aussi</text:span><text:span text:style-name="T63"> </text:span></text:p>
      <text:p text:style-name="P14">- Rencontres dans des lieux de plus large audience _</text:p>
      <text:p text:style-name="P14">Débats Autrement portant sur des sujets de Société, gérés et animés par Britt, mis sur vidéo par Christian en présence de philosophes et penseurs du temps présent </text:p>
      <text:p text:style-name="P11"><text:span text:style-name="T61">(voir le site : </text:span><text:span text:style-name="T48">Rencontres et débats Autrement – Britt et Christian</text:span></text:p>
      <table:table table:name="Table2" table:style-name="Table2">
        <table:table-column table:style-name="Table2.A"/>
        <table:table-row>
          <table:table-cell table:style-name="Table2.A1" office:value-type="string">
            <text:p text:style-name="P16">Dans cette rubrique vous pouvez consulter l'agenda d'un débat philosophique conduit par un animateur expérimenté. Des liens mentionneront des comptes rendus de débats dans ces mêmes cafés, d'autres liens vous renverront à des événements philosophiques .  Un café philosophique est un café débat. Dans cette optique l'animateur évite d'être trop directif ( nous ne sommes pas à l'Université), néanmoins il doit se prévaloir d'une certaine culture philosophique (élargie à d'autres domaines, cinéma, littérature, psychanalyse, actualité), il fait le point de temps en temps pour recentrer le thème de réflexion, ou pour inviter à rebondir sur les interventions précédentes, insufflant par là une dynamique au débat, enfin les participants doivent s'exercer à penser par eux-mêmes, d'autant que s'engager dans un tel café philosophique c'est bénéficier d'un confort unique en son genre: rare lieu public où chacun n'est pas jugé en tant que personne, où les attaques individuelles sont proscrites, où chacun se doit de respecter une éthique conforme à une attitude philosophique.   Malgré les difficultés <text:soft-page-break/>de privatiser sans frais une salle de café, surtout au centre de Paris, travaux fréquents et déménagements forcés, l'idéal étant de retrouver une salle à l'étage, l'enthousiasme perdure, et le concept café-philo a encore de beaux jours devant lui. Chaque café philosophique (autrement dit "café-philo") est autonome dans son fonctionnement. Tel animateur applique la méthode des Nouvelles Pratiques philosophiques (plus rarement à Paris dans un café) Tel autre café philosophique se déroule sur le mode atelier, surtout quand le sujet est connu à l'avance. Si nous recommandons ici un café-philo à Paris (et sa proche banlieue) c'est pour le connaître directement. Rendez-vous donc sur l'agenda , mis à jour chaque semaine.</text:p>
          </table:table-cell>
        </table:table-row>
      </table:table>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17"/>
                </table:table-cell>
                <table:table-cell table:style-name="Table4.A1" office:value-type="string">
                  <text:p text:style-name="P17"/>
                </table:table-cell>
              </table:table-row>
            </table:table>
          </table:table-cell>
        </table:table-row>
      </table:table>
      <text:p text:style-name="Text_20_body"><text:bookmark text:name="_ftnref2"/><text:bookmark text:name="_ftnref3"/><text:bookmark text:name="_ftnref4"/><text:bookmark text:name="_ftnref5"/><text:bookmark text:name="_ftnref21"/><text:bookmark text:name="_ftnref31"/><text:bookmark text:name="_ftnref41"/><text:bookmark text:name="_ftnref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lbany1" svg:font-family="Albany, sans-serif"/>
    <style:font-face style:name="Arial" svg:font-family="Arial"/>
    <style:font-face style:name="Calibri" svg:font-family="Calibri"/>
    <style:font-face style:name="DejaVu Sans" svg:font-family="'DejaVu Sans'"/>
    <style:font-face style:name="FreeSans2" svg:font-family="FreeSans"/>
    <style:font-face style:name="Source Sans Pro" svg:font-family="'Source Sans Pro', Helvetica, sans-serif"/>
    <style:font-face style:name="Times New Roman" svg:font-family="'Times New Roman'"/>
    <style:font-face style:name="sans-serif" svg:font-family="sans-serif"/>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25cm" style:contextual-spacing="false" fo:line-height="120%"/>
      <style:text-properties fo:color="#00000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cm" fo:margin-bottom="0.25cm" style:contextual-spacing="false" fo:line-height="120%"/>
      <style:text-properties fo:color="#00000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color="#000000"/>
    </style:style>
    <style:style style:name="Heading_20_3" style:display-name="Heading 3" style:family="paragraph" style:parent-style-name="Heading" style:next-style-name="Text_20_body" style:default-outline-level="3" style:list-style-name="" style:class="text">
      <style:text-properties fo:color="#000000" style:font-name="Albany1" fo:font-size="14pt" fo:font-weight="bold" style:font-name-asian="DejaVu Sans" style:font-size-asian="14pt" style:font-weight-asian="bold" style:font-name-complex="FreeSans2"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9.7cm" fo:page-height="42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ARM_EABI LibreOffice_project/360m1$Build-2</meta:generator>
    <dc:date>2019-01-23T22:17:52</dc:date>
    <meta:editing-duration>PT1M36S</meta:editing-duration>
    <meta:editing-cycles>3</meta:editing-cycles>
    <meta:document-statistic meta:table-count="4" meta:image-count="0" meta:object-count="0" meta:page-count="3" meta:paragraph-count="56" meta:word-count="494" meta:character-count="5553" meta:non-whitespace-character-count="2546"/>
  </office:meta>
</office:document-meta>
</file>

<file path=Basic/Standard/Module1.xml><?xml version="1.0" encoding="utf-8"?>
<!DOCTYPE module  PUBLIC '-//OpenOffice.org//DTD OfficeDocument 1.0//EN'  'module.dtd'>
<script:module xmlns:script="http://openoffice.org/2000/script" script:name="Module1" script:language="StarBasic">REM  *****  BASIC  *****

sub Envoyer
rem ----------------------------------------------------------------------
rem define variables
dim document   as object
dim dispatcher as object
rem ----------------------------------------------------------------------
rem get access to the document
document   = ThisComponent.CurrentController.Frame
dispatcher = createUnoService("com.sun.star.frame.DispatchHelper")
myURL = ThisComponent.getURL()

rem ----------------------------------------------------------------------
dim args1(1) as new com.sun.star.beans.PropertyValue

args1(0).Name = "URL"
rem args1(0).Value = "ftp://u76813262:2933rien@ftp.cafe-philo-des-phares.com/r/agenda/agenda.html"
args1(0).Value = "ftp://cafes.philo.paris:HwbSlFGg@ftp.chez.com/agenda.html"
args1(1).Name = "FilterName"
args1(1).Value = "HTML (StarWriter)"
dispatcher.executeDispatch(document, ".uno:SaveAs", "", 0, args1())

args1(0).Name = "URL"
rem args1(0).Value = "ftp://u76813262:2933rien@ftp.cafe-philo-des-phares.com/r/agenda/agenda.odt"
args1(0).Value = "ftp://cafes.philo.paris:HwbSlFGg@ftp.chez.com/agenda.odt"
args1(1).Name = "FilterName"
args1(1).Value = "writer8"
dispatcher.executeDispatch(document, ".uno:SaveAs", "", 0, args1())

args1(0).Name = "URL"
args1(0).Value = myURL
args1(1).Name = "FilterName"
args1(1).Value = "writer8"
dispatcher.executeDispatch(document, ".uno:SaveAs",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